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alibri" svg:font-family="Calibri" style:font-adornments="Normal" style:font-family-generic="swiss"/>
    <style:font-face style:name="Inconsolata" svg:font-family="Inconsolata" style:font-adornments="Normal"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a3c5ca" officeooo:paragraph-rsid="00a3c5ca"/>
    </style:style>
    <style:style style:name="P3" style:family="paragraph" style:parent-style-name="Text_20_body">
      <style:text-properties officeooo:paragraph-rsid="0133185b"/>
    </style:style>
    <style:style style:name="P4" style:family="paragraph" style:parent-style-name="Text_20_body">
      <style:text-properties officeooo:rsid="0135e868" officeooo:paragraph-rsid="01352be8"/>
    </style:style>
    <style:style style:name="P5" style:family="paragraph" style:parent-style-name="Text_20_body">
      <style:text-properties fo:font-style="italic" officeooo:rsid="0061ff74" officeooo:paragraph-rsid="0061ff74" style:font-style-asian="italic" style:font-style-complex="italic"/>
    </style:style>
    <style:style style:name="P6" style:family="paragraph" style:parent-style-name="Text_20_body">
      <style:text-properties officeooo:rsid="017c1596" officeooo:paragraph-rsid="017c1596"/>
    </style:style>
    <style:style style:name="P7" style:family="paragraph" style:parent-style-name="Text_20_body">
      <style:text-properties officeooo:rsid="01b3c5a2" officeooo:paragraph-rsid="01b3c5a2"/>
    </style:style>
    <style:style style:name="P8" style:family="paragraph" style:parent-style-name="Text_20_body">
      <style:text-properties officeooo:paragraph-rsid="01c180bf"/>
    </style:style>
    <style:style style:name="P9" style:family="paragraph" style:parent-style-name="Text_20_body">
      <style:text-properties officeooo:rsid="01004000" officeooo:paragraph-rsid="01004000"/>
    </style:style>
    <style:style style:name="P10" style:family="paragraph" style:parent-style-name="Text_20_body">
      <style:text-properties officeooo:paragraph-rsid="00f39080"/>
    </style:style>
    <style:style style:name="P11" style:family="paragraph" style:parent-style-name="Text_20_body">
      <style:text-properties officeooo:rsid="00e9f276" officeooo:paragraph-rsid="022a90e6"/>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text-properties officeooo:rsid="0234c585" officeooo:paragraph-rsid="0234c585"/>
    </style:style>
    <style:style style:name="P14" style:family="paragraph" style:parent-style-name="Text_20_body">
      <style:text-properties officeooo:rsid="023a835c" officeooo:paragraph-rsid="023a835c"/>
    </style:style>
    <style:style style:name="P15" style:family="paragraph" style:parent-style-name="Title">
      <style:text-properties officeooo:rsid="0074e3cb" officeooo:paragraph-rsid="0074e3cb"/>
    </style:style>
    <style:style style:name="P16" style:family="paragraph" style:parent-style-name="Question">
      <style:text-properties officeooo:paragraph-rsid="01a0091b"/>
    </style:style>
    <style:style style:name="P17" style:family="paragraph" style:parent-style-name="Question">
      <style:text-properties officeooo:rsid="01a2a3ad" officeooo:paragraph-rsid="01a2a3ad"/>
    </style:style>
    <style:style style:name="P18" style:family="paragraph" style:parent-style-name="Question">
      <style:text-properties officeooo:paragraph-rsid="024ebce2"/>
    </style:style>
    <style:style style:name="P19" style:family="paragraph" style:parent-style-name="Question">
      <style:text-properties officeooo:paragraph-rsid="02547dd7"/>
    </style:style>
    <style:style style:name="P20" style:family="paragraph" style:parent-style-name="Heading_20_2">
      <style:text-properties officeooo:paragraph-rsid="0243572a"/>
    </style:style>
    <style:style style:name="P21" style:family="paragraph" style:parent-style-name="Heading_20_2">
      <style:text-properties officeooo:paragraph-rsid="01ef06be"/>
    </style:style>
    <style:style style:name="P22" style:family="paragraph" style:parent-style-name="Heading_20_2">
      <style:text-properties officeooo:rsid="01316297" officeooo:paragraph-rsid="01316297"/>
    </style:style>
    <style:style style:name="P23" style:family="paragraph" style:parent-style-name="Heading_20_1">
      <style:text-properties officeooo:rsid="007e27ee" officeooo:paragraph-rsid="007e27ee"/>
    </style:style>
    <style:style style:name="P24" style:family="paragraph" style:parent-style-name="Heading_20_1">
      <style:text-properties officeooo:rsid="00c3300a"/>
    </style:style>
    <style:style style:name="P25" style:family="paragraph" style:parent-style-name="Text_20_body">
      <style:text-properties officeooo:rsid="0247eb53" officeooo:paragraph-rsid="0247eb53"/>
    </style:style>
    <style:style style:name="P26" style:family="paragraph" style:parent-style-name="Text_20_body">
      <style:text-properties fo:font-style="italic" officeooo:rsid="00de506f" officeooo:paragraph-rsid="0261c15d" style:font-style-asian="italic" style:font-style-complex="italic"/>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74e3cb"/>
    </style:style>
    <style:style style:name="T2" style:family="text">
      <style:text-properties fo:font-weight="normal" officeooo:rsid="0074e3cb" style:font-weight-asian="normal" style:font-weight-complex="normal"/>
    </style:style>
    <style:style style:name="T3" style:family="text">
      <style:text-properties fo:font-weight="normal" officeooo:rsid="007c30df"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74e3cb" style:font-weight-asian="bold" style:font-weight-complex="bold"/>
    </style:style>
    <style:style style:name="T6" style:family="text">
      <style:text-properties fo:font-weight="bold" officeooo:rsid="0133185b" style:font-weight-asian="bold" style:font-weight-complex="bold"/>
    </style:style>
    <style:style style:name="T7" style:family="text">
      <style:text-properties fo:font-weight="bold" officeooo:rsid="00b7416e" style:font-weight-asian="bold" style:font-weight-complex="bold"/>
    </style:style>
    <style:style style:name="T8" style:family="text">
      <style:text-properties fo:font-weight="bold" officeooo:rsid="009ebbc7" style:font-weight-asian="bold" style:font-weight-complex="bold"/>
    </style:style>
    <style:style style:name="T9" style:family="text">
      <style:text-properties fo:font-weight="bold" officeooo:rsid="00a213d9" style:font-weight-asian="bold" style:font-weight-complex="bold"/>
    </style:style>
    <style:style style:name="T10" style:family="text">
      <style:text-properties fo:font-weight="bold" officeooo:rsid="01349079" style:font-weight-asian="bold" style:font-weight-complex="bold"/>
    </style:style>
    <style:style style:name="T11" style:family="text">
      <style:text-properties fo:font-weight="bold" officeooo:rsid="01392885" style:font-weight-asian="bold" style:font-weight-complex="bold"/>
    </style:style>
    <style:style style:name="T12" style:family="text">
      <style:text-properties fo:font-weight="bold" officeooo:rsid="02103458" style:font-weight-asian="bold" style:font-weight-complex="bold"/>
    </style:style>
    <style:style style:name="T13" style:family="text">
      <style:text-properties fo:font-weight="bold" officeooo:rsid="024c2e24" style:font-weight-asian="bold" style:font-weight-complex="bold"/>
    </style:style>
    <style:style style:name="T14" style:family="text">
      <style:text-properties officeooo:rsid="00607d3b"/>
    </style:style>
    <style:style style:name="T15" style:family="text">
      <style:text-properties officeooo:rsid="008201f8"/>
    </style:style>
    <style:style style:name="T16" style:family="text">
      <style:text-properties officeooo:rsid="008d572c"/>
    </style:style>
    <style:style style:name="T17" style:family="text">
      <style:text-properties officeooo:rsid="00946cda"/>
    </style:style>
    <style:style style:name="T18" style:family="text">
      <style:text-properties officeooo:rsid="00b7416e"/>
    </style:style>
    <style:style style:name="T19" style:family="text">
      <style:text-properties officeooo:rsid="00c8a0dd"/>
    </style:style>
    <style:style style:name="T20" style:family="text">
      <style:text-properties officeooo:rsid="00cd899b"/>
    </style:style>
    <style:style style:name="T21" style:family="text">
      <style:text-properties officeooo:rsid="00d33752"/>
    </style:style>
    <style:style style:name="T22" style:family="text">
      <style:text-properties officeooo:rsid="00dea773"/>
    </style:style>
    <style:style style:name="T23" style:family="text">
      <style:text-properties officeooo:rsid="00debaf4"/>
    </style:style>
    <style:style style:name="T24" style:family="text">
      <style:text-properties fo:font-variant="normal" fo:text-transform="none" style:text-position="super 58%" fo:font-style="normal" style:text-underline-style="none" fo:font-weight="normal"/>
    </style:style>
    <style:style style:name="T25" style:family="text">
      <style:text-properties fo:font-variant="normal" fo:text-transform="none" style:text-position="super 58%" fo:font-style="normal" style:text-underline-style="none" fo:font-weight="normal" officeooo:rsid="00de506f" style:font-style-asian="normal" style:font-style-complex="normal"/>
    </style:style>
    <style:style style:name="T26" style:family="text">
      <style:text-properties fo:font-variant="normal" fo:text-transform="none" style:text-position="super 58%" fo:font-style="italic" style:text-underline-style="none" fo:font-weight="normal"/>
    </style:style>
    <style:style style:name="T27" style:family="text">
      <style:text-properties fo:font-variant="normal" fo:text-transform="none" style:text-position="super 58%" fo:font-style="italic" style:text-underline-style="none" fo:font-weight="normal" officeooo:rsid="013c0580" style:font-style-asian="italic" style:font-style-complex="italic"/>
    </style:style>
    <style:style style:name="T28" style:family="text">
      <style:text-properties fo:font-style="normal" officeooo:rsid="013c0580" style:font-style-asian="normal" style:font-style-complex="normal"/>
    </style:style>
    <style:style style:name="T29" style:family="text">
      <style:text-properties fo:font-style="normal" officeooo:rsid="00d956d9" style:font-style-asian="normal" style:font-style-complex="normal"/>
    </style:style>
    <style:style style:name="T30" style:family="text">
      <style:text-properties fo:font-style="normal" officeooo:rsid="019259db" style:font-style-asian="normal" style:font-style-complex="normal"/>
    </style:style>
    <style:style style:name="T31" style:family="text">
      <style:text-properties fo:font-style="normal" officeooo:rsid="019b957f" style:font-style-asian="normal" style:font-style-complex="normal"/>
    </style:style>
    <style:style style:name="T32" style:family="text">
      <style:text-properties fo:font-style="normal" officeooo:rsid="01a3d71d" style:font-style-asian="normal" style:font-style-complex="normal"/>
    </style:style>
    <style:style style:name="T33" style:family="text">
      <style:text-properties fo:font-style="normal" fo:font-weight="bold" officeooo:rsid="00d956d9" style:font-style-asian="normal" style:font-weight-asian="bold" style:font-style-complex="normal" style:font-weight-complex="bold"/>
    </style:style>
    <style:style style:name="T34" style:family="text">
      <style:text-properties fo:font-style="normal" fo:font-weight="bold" officeooo:rsid="0166dedf" style:font-style-asian="normal" style:font-weight-asian="bold" style:font-style-complex="normal" style:font-weight-complex="bold"/>
    </style:style>
    <style:style style:name="T35" style:family="text">
      <style:text-properties fo:font-style="normal" fo:font-weight="normal" officeooo:rsid="00d956d9" style:font-style-asian="normal" style:font-weight-asian="normal" style:font-style-complex="normal" style:font-weight-complex="normal"/>
    </style:style>
    <style:style style:name="T36" style:family="text">
      <style:text-properties fo:font-style="normal" fo:font-weight="normal" officeooo:rsid="01687e03" style:font-style-asian="normal" style:font-weight-asian="normal" style:font-style-complex="normal" style:font-weight-complex="normal"/>
    </style:style>
    <style:style style:name="T37" style:family="text">
      <style:text-properties fo:font-style="normal" fo:font-weight="normal" officeooo:rsid="01928ff3" style:font-style-asian="normal" style:font-weight-asian="normal" style:font-style-complex="normal" style:font-weight-complex="normal"/>
    </style:style>
    <style:style style:name="T38" style:family="text">
      <style:text-properties officeooo:rsid="00eb6343"/>
    </style:style>
    <style:style style:name="T39" style:family="text">
      <style:text-properties officeooo:rsid="00ed4cf6"/>
    </style:style>
    <style:style style:name="T40" style:family="text">
      <style:text-properties fo:font-style="italic" style:font-style-asian="italic"/>
    </style:style>
    <style:style style:name="T41" style:family="text">
      <style:text-properties fo:font-style="italic" style:font-style-asian="italic" style:font-style-complex="italic"/>
    </style:style>
    <style:style style:name="T42" style:family="text">
      <style:text-properties fo:font-style="italic" officeooo:rsid="00ed4cf6" style:font-style-asian="italic" style:font-style-complex="italic"/>
    </style:style>
    <style:style style:name="T43" style:family="text">
      <style:text-properties fo:font-style="italic" officeooo:rsid="013af139" style:font-style-asian="italic" style:font-style-complex="italic"/>
    </style:style>
    <style:style style:name="T44" style:family="text">
      <style:text-properties fo:font-style="italic" officeooo:rsid="013c0580" style:font-style-asian="italic" style:font-style-complex="italic"/>
    </style:style>
    <style:style style:name="T45" style:family="text">
      <style:text-properties fo:font-style="italic" officeooo:rsid="0142aaf3" style:font-style-asian="italic" style:font-style-complex="italic"/>
    </style:style>
    <style:style style:name="T46" style:family="text">
      <style:text-properties fo:font-style="italic" officeooo:rsid="0144f04d" style:font-style-asian="italic" style:font-style-complex="italic"/>
    </style:style>
    <style:style style:name="T47" style:family="text">
      <style:text-properties fo:font-style="italic" officeooo:rsid="01717e30" style:font-style-asian="italic" style:font-style-complex="italic"/>
    </style:style>
    <style:style style:name="T48" style:family="text">
      <style:text-properties fo:font-style="italic" officeooo:rsid="017698b9" style:font-style-asian="italic" style:font-style-complex="italic"/>
    </style:style>
    <style:style style:name="T49" style:family="text">
      <style:text-properties fo:font-style="italic" officeooo:rsid="00de506f" style:font-style-asian="italic" style:font-style-complex="italic"/>
    </style:style>
    <style:style style:name="T50" style:family="text">
      <style:text-properties fo:font-style="italic" officeooo:rsid="014e09ff" style:font-style-asian="italic" style:font-style-complex="italic"/>
    </style:style>
    <style:style style:name="T51" style:family="text">
      <style:text-properties fo:font-style="italic" officeooo:rsid="01520190" style:font-style-asian="italic" style:font-style-complex="italic"/>
    </style:style>
    <style:style style:name="T52" style:family="text">
      <style:text-properties fo:font-style="italic" officeooo:rsid="0229a5b3" style:font-style-asian="italic" style:font-style-complex="italic"/>
    </style:style>
    <style:style style:name="T53" style:family="text">
      <style:text-properties fo:font-style="italic" officeooo:rsid="02494d79" style:font-style-asian="italic" style:font-style-complex="italic"/>
    </style:style>
    <style:style style:name="T54" style:family="text">
      <style:text-properties fo:font-style="italic" officeooo:rsid="00debaf4" style:font-style-asian="italic" style:font-style-complex="italic"/>
    </style:style>
    <style:style style:name="T55" style:family="text">
      <style:text-properties fo:font-style="italic" fo:background-color="#dee6ef" loext:char-shading-value="0" style:font-style-asian="italic" style:font-style-complex="italic"/>
    </style:style>
    <style:style style:name="T56" style:family="text">
      <style:text-properties fo:font-style="italic" fo:background-color="#fff5ce" loext:char-shading-value="0" style:font-style-asian="italic" style:font-style-complex="italic"/>
    </style:style>
    <style:style style:name="T57" style:family="text">
      <style:text-properties officeooo:rsid="00f39080"/>
    </style:style>
    <style:style style:name="T58" style:family="text">
      <style:text-properties officeooo:rsid="00fd0f1b"/>
    </style:style>
    <style:style style:name="T59" style:family="text">
      <style:text-properties officeooo:rsid="00fe83aa"/>
    </style:style>
    <style:style style:name="T60" style:family="text">
      <style:text-properties officeooo:rsid="0100bfa4"/>
    </style:style>
    <style:style style:name="T61" style:family="text">
      <style:text-properties officeooo:rsid="0106466f"/>
    </style:style>
    <style:style style:name="T62" style:family="text">
      <style:text-properties officeooo:rsid="0108a46f"/>
    </style:style>
    <style:style style:name="T63" style:family="text">
      <style:text-properties officeooo:rsid="010ba99c"/>
    </style:style>
    <style:style style:name="T64" style:family="text">
      <style:text-properties officeooo:rsid="010c8b5c"/>
    </style:style>
    <style:style style:name="T65" style:family="text">
      <style:text-properties officeooo:rsid="010ec6fe"/>
    </style:style>
    <style:style style:name="T66" style:family="text">
      <style:text-properties officeooo:rsid="011d8d55"/>
    </style:style>
    <style:style style:name="T67" style:family="text">
      <style:text-properties officeooo:rsid="0120151e"/>
    </style:style>
    <style:style style:name="T68" style:family="text">
      <style:text-properties officeooo:rsid="01235bd1"/>
    </style:style>
    <style:style style:name="T69" style:family="text">
      <style:text-properties officeooo:rsid="01247bba"/>
    </style:style>
    <style:style style:name="T70" style:family="text">
      <style:text-properties officeooo:rsid="0125eefb"/>
    </style:style>
    <style:style style:name="T71" style:family="text">
      <style:text-properties officeooo:rsid="0126687d"/>
    </style:style>
    <style:style style:name="T72" style:family="text">
      <style:text-properties officeooo:rsid="012b16da"/>
    </style:style>
    <style:style style:name="T73" style:family="text">
      <style:text-properties officeooo:rsid="0133185b"/>
    </style:style>
    <style:style style:name="T74" style:family="text">
      <style:text-properties officeooo:rsid="01349079"/>
    </style:style>
    <style:style style:name="T75" style:family="text">
      <style:text-properties officeooo:rsid="0154ac3f"/>
    </style:style>
    <style:style style:name="T76" style:family="text">
      <style:text-properties officeooo:rsid="015eca41"/>
    </style:style>
    <style:style style:name="T77" style:family="text">
      <style:text-properties officeooo:rsid="016b0488"/>
    </style:style>
    <style:style style:name="T78" style:family="text">
      <style:text-properties officeooo:rsid="017c1596"/>
    </style:style>
    <style:style style:name="T79" style:family="text">
      <style:text-properties officeooo:rsid="0185e4d8"/>
    </style:style>
    <style:style style:name="T80" style:family="text">
      <style:text-properties officeooo:rsid="0188b0ed"/>
    </style:style>
    <style:style style:name="T81" style:family="text">
      <style:text-properties officeooo:rsid="019952a8"/>
    </style:style>
    <style:style style:name="T82" style:family="text">
      <style:text-properties officeooo:rsid="019a2fe1"/>
    </style:style>
    <style:style style:name="T83" style:family="text">
      <style:text-properties officeooo:rsid="019dec16"/>
    </style:style>
    <style:style style:name="T84" style:family="text">
      <style:text-properties officeooo:rsid="019df7ef"/>
    </style:style>
    <style:style style:name="T85" style:family="text">
      <style:text-properties style:text-position="super 58%" officeooo:rsid="00d33752"/>
    </style:style>
    <style:style style:name="T86" style:family="text">
      <style:text-properties style:text-position="super 58%" officeooo:rsid="01bad636"/>
    </style:style>
    <style:style style:name="T87" style:family="text">
      <style:text-properties officeooo:rsid="01a3d71d"/>
    </style:style>
    <style:style style:name="T88" style:family="text">
      <style:text-properties officeooo:rsid="01a68775"/>
    </style:style>
    <style:style style:name="T89" style:family="text">
      <style:text-properties officeooo:rsid="01a9fa58"/>
    </style:style>
    <style:style style:name="T90" style:family="text">
      <style:text-properties officeooo:rsid="01b2ab50"/>
    </style:style>
    <style:style style:name="T91" style:family="text">
      <style:text-properties officeooo:rsid="01b57d8c"/>
    </style:style>
    <style:style style:name="T92" style:family="text">
      <style:text-properties officeooo:rsid="01b8deb4"/>
    </style:style>
    <style:style style:name="T93" style:family="text">
      <style:text-properties officeooo:rsid="01bad636"/>
    </style:style>
    <style:style style:name="T94" style:family="text">
      <style:text-properties officeooo:rsid="01c2e1cb"/>
    </style:style>
    <style:style style:name="T95" style:family="text">
      <style:text-properties officeooo:rsid="01d009b9"/>
    </style:style>
    <style:style style:name="T96" style:family="text">
      <style:text-properties officeooo:rsid="01d1d703"/>
    </style:style>
    <style:style style:name="T97" style:family="text">
      <style:text-properties officeooo:rsid="01f31d6b"/>
    </style:style>
    <style:style style:name="T98" style:family="text">
      <style:text-properties officeooo:rsid="01f7597f"/>
    </style:style>
    <style:style style:name="T99" style:family="text">
      <style:text-properties officeooo:rsid="020578e1"/>
    </style:style>
    <style:style style:name="T100" style:family="text">
      <style:text-properties officeooo:rsid="0207fcea"/>
    </style:style>
    <style:style style:name="T101" style:family="text">
      <style:text-properties officeooo:rsid="02103458"/>
    </style:style>
    <style:style style:name="T102" style:family="text">
      <style:text-properties officeooo:rsid="0229a5b3"/>
    </style:style>
    <style:style style:name="T103" style:family="text">
      <style:text-properties officeooo:rsid="022a90e6"/>
    </style:style>
    <style:style style:name="T104" style:family="text">
      <style:text-properties officeooo:rsid="0236b2e4"/>
    </style:style>
    <style:style style:name="T105" style:family="text">
      <style:text-properties officeooo:rsid="0238ee98"/>
    </style:style>
    <style:style style:name="T106" style:family="text">
      <style:text-properties officeooo:rsid="023f8ddd"/>
    </style:style>
    <style:style style:name="T107" style:family="text">
      <style:text-properties officeooo:rsid="024a0793"/>
    </style:style>
    <style:style style:name="T108" style:family="text">
      <style:text-properties style:text-position="sub 58%"/>
    </style:style>
    <style:style style:name="T109" style:family="text">
      <style:text-properties style:text-position="sub 58%" officeooo:rsid="01d1d703"/>
    </style:style>
    <style:style style:name="T110" style:family="text">
      <style:text-properties officeooo:rsid="0264eee5"/>
    </style:style>
    <style:style style:name="T1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xx" style:country-asian="none" style:font-style-asian="normal" style:font-weight-asian="normal" style:font-name-complex="Bitstream Vera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xx" style:country-asian="none" style:font-style-asian="normal" style:font-weight-asian="normal" style:font-name-complex="Bitstream Vera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Exploration de données temporelles</text:p>
      <text:p text:style-name="P5"/>
      <text:p text:style-name="P8"><text:span text:style-name="T43">Cette séance de 2×1h30 </text:span><text:span text:style-name="T44">a pour objectifs de vous entraîner à une activité rarement enseignée : explorer un jeu de données</text:span><text:reference-mark-start text:name="ZOTERO_ITEM CSL_CITATION {&quot;citationID&quot;:&quot;bvF1WvFj&quot;,&quot;properties&quot;:{&quot;formattedCitation&quot;:&quot;\\super 1\\nosupersub{}&quot;,&quot;plainCitation&quot;:&quot;1&quot;,&quot;noteIndex&quot;:0},&quot;citationItems&quot;:[{&quot;id&quot;:154,&quot;uris&quot;:[&quot;http://zotero.org/users/3528372/items/X4XQ6VHQ&quot;],&quot;uri&quot;:[&quot;http://zotero.org/users/3528372/items/X4XQ6VHQ&quot;],&quot;itemData&quot;:{&quot;id&quot;:154,&quot;type&quot;:&quot;entry-encyclopedia&quot;,&quot;title&quot;:&quot;Exploratory data analysis&quot;,&quot;container-title&quot;:&quot;Wikipedia&quot;,&quot;source&quot;:&quot;Wikipedia&quot;,&quot;abstract&quot;:&quot;In statistics, exploratory data analysis (EDA) is an approach to analyzing data sets to summarize their main characteristics, often with visual methods. A statistical model can be used or not, but primarily EDA is for seeing what the data can tell us beyond the formal modeling or hypothesis testing task. Exploratory data analysis was promoted by John Tukey to encourage statisticians to explore the data, and possibly formulate hypotheses that could lead to new data collection and experiments. EDA is different from initial data analysis (IDA), which focuses more narrowly on checking assumptions required for model fitting and hypothesis testing, and handling missing values and making transformations of variables as needed. EDA encompasses IDA.&quot;,&quot;URL&quot;:&quot;https://en.wikipedia.org/w/index.php?title=Exploratory_data_analysis&amp;oldid=837384124&quot;,&quot;note&quot;:&quot;Page Version ID: 837384124&quot;,&quot;language&quot;:&quot;en&quot;,&quot;issued&quot;:{&quot;date-parts&quot;:[[&quot;2018&quot;,4,20]]},&quot;accessed&quot;:{&quot;date-parts&quot;:[[&quot;2018&quot;,8,31]]}}}],&quot;schema&quot;:&quot;https://github.com/citation-style-language/schema/raw/master/csl-citation.json&quot;} RNDf73tzqxM2f"/><text:span text:style-name="T27">1</text:span><text:reference-mark-end text:name="ZOTERO_ITEM CSL_CITATION {&quot;citationID&quot;:&quot;bvF1WvFj&quot;,&quot;properties&quot;:{&quot;formattedCitation&quot;:&quot;\\super 1\\nosupersub{}&quot;,&quot;plainCitation&quot;:&quot;1&quot;,&quot;noteIndex&quot;:0},&quot;citationItems&quot;:[{&quot;id&quot;:154,&quot;uris&quot;:[&quot;http://zotero.org/users/3528372/items/X4XQ6VHQ&quot;],&quot;uri&quot;:[&quot;http://zotero.org/users/3528372/items/X4XQ6VHQ&quot;],&quot;itemData&quot;:{&quot;id&quot;:154,&quot;type&quot;:&quot;entry-encyclopedia&quot;,&quot;title&quot;:&quot;Exploratory data analysis&quot;,&quot;container-title&quot;:&quot;Wikipedia&quot;,&quot;source&quot;:&quot;Wikipedia&quot;,&quot;abstract&quot;:&quot;In statistics, exploratory data analysis (EDA) is an approach to analyzing data sets to summarize their main characteristics, often with visual methods. A statistical model can be used or not, but primarily EDA is for seeing what the data can tell us beyond the formal modeling or hypothesis testing task. Exploratory data analysis was promoted by John Tukey to encourage statisticians to explore the data, and possibly formulate hypotheses that could lead to new data collection and experiments. EDA is different from initial data analysis (IDA), which focuses more narrowly on checking assumptions required for model fitting and hypothesis testing, and handling missing values and making transformations of variables as needed. EDA encompasses IDA.&quot;,&quot;URL&quot;:&quot;https://en.wikipedia.org/w/index.php?title=Exploratory_data_analysis&amp;oldid=837384124&quot;,&quot;note&quot;:&quot;Page Version ID: 837384124&quot;,&quot;language&quot;:&quot;en&quot;,&quot;issued&quot;:{&quot;date-parts&quot;:[[&quot;2018&quot;,4,20]]},&quot;accessed&quot;:{&quot;date-parts&quot;:[[&quot;2018&quot;,8,31]]}}}],&quot;schema&quot;:&quot;https://github.com/citation-style-language/schema/raw/master/csl-citation.json&quot;} RNDf73tzqxM2f"/><text:span text:style-name="T44">. Cette activité se situe </text:span><text:span text:style-name="T28">en amont</text:span><text:span text:style-name="T44"> de</text:span><text:span text:style-name="T45">s traitement</text:span><text:span text:style-name="T52">s</text:span><text:span text:style-name="T45"> algorithmiques </text:span><text:span text:style-name="T44">(régression, prévision, identification de modèle…) qui eux sont l’objet de divers cours </text:span><text:span text:style-name="T46">(statistiques, machine learning…)</text:span><text:span text:style-name="T44">. </text:span><text:span text:style-name="T47">L’objectif est de vous donner plus d’aisance </text:span><text:span text:style-name="T48">pour démarrer </text:span><text:span text:style-name="T47">vos prochains travaux sur des données (étude industrielle, stage…).</text:span></text:p>
      <text:p text:style-name="P25"><text:span text:style-name="T47">À </text:span><text:span text:style-name="T41">l’issue de cette séance, vous aurez un script permettant de traiter les données qui servent de support à ce cours (questions pratiques en </text:span><text:span text:style-name="T56">orange</text:span><text:span text:style-name="T41">), mais aussi des notes sur quelques concepts importants en science des données (questions théoriques </text:span><text:span text:style-name="T53">et mots</text:span><text:span text:style-name="T41"> en </text:span><text:span text:style-name="T55">bleu</text:span><text:span text:style-name="T41">).</text:span></text:p>
      <text:p text:style-name="P26"><text:span text:style-name="T30"/></text:p>
      <text:p text:style-name="P26"><text:span text:style-name="T30">Bonne pratique : </text:span><text:span text:style-name="T29">toutes vos manipulations doivent être </text:span><text:span text:style-name="T33">répétable</text:span><text:span text:style-name="T34">s</text:span><text:span text:style-name="T33"> automatiquement</text:span><text:span text:style-name="T35"> </text:span><text:span text:style-name="T36">(e.g. </text:span><text:span text:style-name="T37">après un </text:span><text:span text:style-name="T36">re</text:span><text:span text:style-name="T37">démarrage de </text:span><text:span text:style-name="T36">Matlab)</text:span><text:span text:style-name="T29">. </text:span><text:span text:style-name="T32">Ccl : toutes les opérations doivent </text:span><text:span text:style-name="T87">in fine</text:span><text:span text:style-name="T32"> être dans un script ou une fonction.</text:span></text:p>
      <text:h text:style-name="P23" text:outline-level="1">Chargement <text:span text:style-name="T19">&amp; prétraitements </text:span>des données</text:h>
      <text:p text:style-name="Text_20_body">Fichier : archive météo Rennes 2015</text:p>
      <text:h text:style-name="Heading_20_2" text:outline-level="2"><text:span text:style-name="T107">Reconnaître et charger différents t</text:span>ypes de fich<text:span text:style-name="T102">i</text:span>ers <text:span text:style-name="T20">(CSV, largeur fixe…)</text:span></text:h>
      <text:p text:style-name="Text_20_body"><text:span text:style-name="T110">[</text:span>Diapo « Diversité des formats de fichiers de données »<text:span text:style-name="T110">]</text:span></text:p>
      <text:p text:style-name="Text_20_body">Pour <text:span text:style-name="T78">traiter des séries de données, il faut les mettre dans un type de </text:span><text:span text:style-name="Notion_20_importante"><text:span text:style-name="T78">conteneur</text:span></text:span><text:span text:style-name="T78"> adapté. Pour les traitements de données en Matlab c’est </text:span><text:span text:style-name="keyword"><text:span text:style-name="T78">table</text:span></text:span><text:span text:style-name="T78">, et son dérivé </text:span><text:span text:style-name="keyword"><text:span text:style-name="T78">timetable</text:span></text:span><text:span text:style-name="T78">.</text:span></text:p>
      <text:p text:style-name="Question_20_théorique"><office:annotation office:name="__Annotation__2138_1623656499"><dc:creator>Pierre Haessig</dc:creator><dc:date>2019-10-25T14:44:17.935744983</dc:date><loext:sender-initials>PH</loext:sender-initials><text:p text:style-name="P28"><text:span text:style-name="T112">Diapos</text:span></text:p></office:annotation><text:span text:style-name="T79">Lister les</text:span> différences entre un<text:span text:style-name="T82">e</text:span> <text:span text:style-name="keyword">table</text:span> et un tableau <text:span text:style-name="T80">classique de Matlab </text:span>(‘array’, <text:span text:style-name="T80">matrice…</text:span>) ?<office:annotation-end office:name="__Annotation__2138_1623656499"/></text:p>
      <text:p text:style-name="P6">(<text:span text:style-name="T81">Attention : faire la différence entre le</text:span> type du conteneur<text:span text:style-name="T90"> et le </text:span>type du contenu : « <text:span text:style-name="T90">verre vs eau »</text:span>)</text:p>
      <text:p text:style-name="P17">Quel est le format du fichier d’archive météo (cf. ISD-Lite 2006 format.pdf) ?</text:p>
      <text:p text:style-name="P16">Charger l’archive de météo à Rennes <text:span text:style-name="T21">en 2015 dans une </text:span><text:span text:style-name="keyword"><text:span text:style-name="T21">table</text:span></text:span><text:span text:style-name="T21">. <text:line-break/>Extraire la température (5</text:span><text:span text:style-name="T85">e</text:span><text:span text:style-name="T21"> colonne, à diviser par 10)</text:span></text:p>
      <text:p text:style-name="P8"><text:span text:style-name="T29">Outils Matlab possibles : l’Import Tool</text:span><text:reference-mark-start text:name="ZOTERO_ITEM CSL_CITATION {&quot;citationID&quot;:&quot;kYzgoFY3&quot;,&quot;properties&quot;:{&quot;formattedCitation&quot;:&quot;\\super 2\\nosupersub{}&quot;,&quot;plainCitation&quot;:&quot;2&quot;,&quot;noteIndex&quot;:0},&quot;citationItems&quot;:[{&quot;id&quot;:195,&quot;uris&quot;:[&quot;http://zotero.org/users/3528372/items/TQF2MD2L&quot;],&quot;uri&quot;:[&quot;http://zotero.org/users/3528372/items/TQF2MD2L&quot;],&quot;itemData&quot;:{&quot;id&quot;:195,&quot;type&quot;:&quot;webpage&quot;,&quot;title&quot;:&quot;Import Tool - Import data from file - MATLAB Documentation&quot;,&quot;URL&quot;:&quot;https://fr.mathworks.com/help/matlab/ref/importtool-app.html&quot;,&quot;accessed&quot;:{&quot;date-parts&quot;:[[&quot;2018&quot;,10,5]]}}}],&quot;schema&quot;:&quot;https://github.com/citation-style-language/schema/raw/master/csl-citation.json&quot;} RNDcZQH41eMIA"/><text:span text:style-name="T25">2</text:span><text:reference-mark-end text:name="ZOTERO_ITEM CSL_CITATION {&quot;citationID&quot;:&quot;kYzgoFY3&quot;,&quot;properties&quot;:{&quot;formattedCitation&quot;:&quot;\\super 2\\nosupersub{}&quot;,&quot;plainCitation&quot;:&quot;2&quot;,&quot;noteIndex&quot;:0},&quot;citationItems&quot;:[{&quot;id&quot;:195,&quot;uris&quot;:[&quot;http://zotero.org/users/3528372/items/TQF2MD2L&quot;],&quot;uri&quot;:[&quot;http://zotero.org/users/3528372/items/TQF2MD2L&quot;],&quot;itemData&quot;:{&quot;id&quot;:195,&quot;type&quot;:&quot;webpage&quot;,&quot;title&quot;:&quot;Import Tool - Import data from file - MATLAB Documentation&quot;,&quot;URL&quot;:&quot;https://fr.mathworks.com/help/matlab/ref/importtool-app.html&quot;,&quot;accessed&quot;:{&quot;date-parts&quot;:[[&quot;2018&quot;,10,5]]}}}],&quot;schema&quot;:&quot;https://github.com/citation-style-language/schema/raw/master/csl-citation.json&quot;} RNDcZQH41eMIA"/><text:span text:style-name="T29"> et </text:span><text:span text:style-name="T31">fonction</text:span><text:span text:style-name="T29"> </text:span><text:span text:style-name="keyword"><text:span text:style-name="T29">readtable</text:span></text:span><text:span text:style-name="T29">. </text:span><text:span text:style-name="T50">NB : les</text:span><text:span text:style-name="T49"> dates </text:span><text:span text:style-name="T51">sont pour l’instant non traitées.</text:span></text:p>
      <text:h text:style-name="P20" text:outline-level="2">Données manquantes ou aberrantes</text:h>
      <text:p text:style-name="P13">Avant de faire des analyses compliquées, une <text:span text:style-name="T4">exploration préliminaire</text:span> permet de voir à «quelles données on a affaire » </text:p>
      <text:p text:style-name="Question"><text:span text:style-name="T104">T</text:span>racer la <text:span text:style-name="T83">série de </text:span>température à Rennes <text:span text:style-name="T84">(sur l’année, mais sans se préoccuper de la date).<text:line-break/>C</text:span>alculer la température moyenne <text:span text:style-name="T89">(et min et max</text:span> sur l’année<text:span text:style-name="T105">)</text:span>.</text:p>
      <text:p text:style-name="P14">Vous devriez remarquer quelques problèmes :</text:p>
      <text:p text:style-name="Question"><text:soft-page-break/>Y a-t-il des données aberrantes et/ou <office:annotation office:name="__Annotation__772_209028629"><dc:creator>Pierre Haessig</dc:creator><dc:date>2018-10-23T10:15:30.615804119</dc:date><loext:sender-initials>PH</loext:sender-initials><text:p text:style-name="P27"><text:span text:style-name="T111">Il manque l’enregistrement de 21 heures : length &lt; 8760</text:span></text:p></office:annotation>manquantes <office:annotation-end office:name="__Annotation__772_209028629"/>? Si oui, <text:span text:style-name="T88">combien et</text:span> que faire ?</text:p>
      <text:p text:style-name="Question_20_théorique"><text:span text:style-name="T77">Comment sont représentées les données manquantes</text:span><text:reference-mark-start text:name="ZOTERO_ITEM CSL_CITATION {&quot;citationID&quot;:&quot;7iyt9zt2&quot;,&quot;properties&quot;:{&quot;formattedCitation&quot;:&quot;\\super 3\\nosupersub{}&quot;,&quot;plainCitation&quot;:&quot;3&quot;,&quot;noteIndex&quot;:0},&quot;citationItems&quot;:[{&quot;id&quot;:203,&quot;uris&quot;:[&quot;http://zotero.org/users/3528372/items/R9JS7X63&quot;],&quot;uri&quot;:[&quot;http://zotero.org/users/3528372/items/R9JS7X63&quot;],&quot;itemData&quot;:{&quot;id&quot;:203,&quot;type&quot;:&quot;webpage&quot;,&quot;title&quot;:&quot;Missing Data in MATLAB - MATLAB Documentation&quot;,&quot;URL&quot;:&quot;https://fr.mathworks.com/help/matlab/data_analysis/missing-data-in-matlab.html&quot;,&quot;accessed&quot;:{&quot;date-parts&quot;:[[&quot;2018&quot;,10,22]]}}}],&quot;schema&quot;:&quot;https://github.com/citation-style-language/schema/raw/master/csl-citation.json&quot;} RNDJLFRYlOyHD"/><text:span text:style-name="T24">3</text:span><text:reference-mark-end text:name="ZOTERO_ITEM CSL_CITATION {&quot;citationID&quot;:&quot;7iyt9zt2&quot;,&quot;properties&quot;:{&quot;formattedCitation&quot;:&quot;\\super 3\\nosupersub{}&quot;,&quot;plainCitation&quot;:&quot;3&quot;,&quot;noteIndex&quot;:0},&quot;citationItems&quot;:[{&quot;id&quot;:203,&quot;uris&quot;:[&quot;http://zotero.org/users/3528372/items/R9JS7X63&quot;],&quot;uri&quot;:[&quot;http://zotero.org/users/3528372/items/R9JS7X63&quot;],&quot;itemData&quot;:{&quot;id&quot;:203,&quot;type&quot;:&quot;webpage&quot;,&quot;title&quot;:&quot;Missing Data in MATLAB - MATLAB Documentation&quot;,&quot;URL&quot;:&quot;https://fr.mathworks.com/help/matlab/data_analysis/missing-data-in-matlab.html&quot;,&quot;accessed&quot;:{&quot;date-parts&quot;:[[&quot;2018&quot;,10,22]]}}}],&quot;schema&quot;:&quot;https://github.com/citation-style-language/schema/raw/master/csl-citation.json&quot;} RNDJLFRYlOyHD"/><text:span text:style-name="T77"> sous Matlab ?</text:span></text:p>
      <text:p text:style-name="Question">Remplacer les valeurs aberrantes <text:span text:style-name="T92">par des valeurs manquantes (on peut utiliser le logical indexing</text:span><text:reference-mark-start text:name="ZOTERO_ITEM CSL_CITATION {&quot;citationID&quot;:&quot;Rdfj7IXc&quot;,&quot;properties&quot;:{&quot;formattedCitation&quot;:&quot;\\super 4\\nosupersub{}&quot;,&quot;plainCitation&quot;:&quot;4&quot;,&quot;noteIndex&quot;:0},&quot;citationItems&quot;:[{&quot;id&quot;:202,&quot;uris&quot;:[&quot;http://zotero.org/users/3528372/items/TK23XG6V&quot;],&quot;uri&quot;:[&quot;http://zotero.org/users/3528372/items/TK23XG6V&quot;],&quot;itemData&quot;:{&quot;id&quot;:202,&quot;type&quot;:&quot;post-weblog&quot;,&quot;title&quot;:&quot;Logical indexing&quot;,&quot;container-title&quot;:&quot;Steve on Image Processing&quot;,&quot;abstract&quot;:&quot;This is the first post in a short series on index techniques that are particularly useful for image processing in MATLAB.\n      I'll start with logical indexing today.  Later I'll cover linear indexing, and then a technique I like to call neighbor indexing.\n   \n   Every MATLAB user is&quot;,&quot;URL&quot;:&quot;https://blogs.mathworks.com/steve/2008/01/28/logical-indexing/&quot;,&quot;accessed&quot;:{&quot;date-parts&quot;:[[&quot;2018&quot;,10,23]]}}}],&quot;schema&quot;:&quot;https://github.com/citation-style-language/schema/raw/master/csl-citation.json&quot;} RNDGM8noUHnRW"/><text:span text:style-name="T24">4</text:span><text:reference-mark-end text:name="ZOTERO_ITEM CSL_CITATION {&quot;citationID&quot;:&quot;Rdfj7IXc&quot;,&quot;properties&quot;:{&quot;formattedCitation&quot;:&quot;\\super 4\\nosupersub{}&quot;,&quot;plainCitation&quot;:&quot;4&quot;,&quot;noteIndex&quot;:0},&quot;citationItems&quot;:[{&quot;id&quot;:202,&quot;uris&quot;:[&quot;http://zotero.org/users/3528372/items/TK23XG6V&quot;],&quot;uri&quot;:[&quot;http://zotero.org/users/3528372/items/TK23XG6V&quot;],&quot;itemData&quot;:{&quot;id&quot;:202,&quot;type&quot;:&quot;post-weblog&quot;,&quot;title&quot;:&quot;Logical indexing&quot;,&quot;container-title&quot;:&quot;Steve on Image Processing&quot;,&quot;abstract&quot;:&quot;This is the first post in a short series on index techniques that are particularly useful for image processing in MATLAB.\n      I'll start with logical indexing today.  Later I'll cover linear indexing, and then a technique I like to call neighbor indexing.\n   \n   Every MATLAB user is&quot;,&quot;URL&quot;:&quot;https://blogs.mathworks.com/steve/2008/01/28/logical-indexing/&quot;,&quot;accessed&quot;:{&quot;date-parts&quot;:[[&quot;2018&quot;,10,23]]}}}],&quot;schema&quot;:&quot;https://github.com/citation-style-language/schema/raw/master/csl-citation.json&quot;} RNDGM8noUHnRW"/><text:span text:style-name="T92">) et refaire le tracé et calculer la moyenne avec une fonction </text:span><text:a xlink:type="simple" xlink:href="https://www.qwant.com/?q=matlab%20mean%20with%20missing&amp;t=web" text:style-name="Internet_20_link" text:visited-style-name="Visited_20_Internet_20_Link"><text:span text:style-name="T92">adaptée</text:span></text:a><text:span text:style-name="T92">.</text:span></text:p>
      <text:p text:style-name="P7">Observez : lorsqu’une longue série de données contient quelques v<text:span text:style-name="T91">aleurs manquantes</text:span>, ça ne se voit pas sur un tracé <text:span text:style-name="T93">(ex : faire un zoom autour de la 2200</text:span><text:span text:style-name="T86">e</text:span><text:span text:style-name="T93"> mesure)</text:span> !</text:p>
      <text:h text:style-name="Heading_20_2" text:outline-level="2"><text:span text:style-name="T15">Dates : parsing (décodage)</text:span> et représent<text:span text:style-name="T94">a</text:span>tion</text:h>
      <text:p text:style-name="P8"><text:span text:style-name="T69">Chaque fichier texte contient des dates représentées d’une façon particulière : ‘2018-10-22’ ou bien ‘22/10/2018’ (idem pour les heures). Matlab doit décoder («</text:span><text:span text:style-name="Notion_20_importante"><text:span text:style-name="T66"> parser </text:span></text:span><text:span text:style-name="T66">») ces chaînes de caractères pour en extraire le sens et stocker en mémoire l’information dans son format interne </text:span><text:span text:style-name="keyword"><text:span text:style-name="T66">datetime</text:span></text:span><text:reference-mark-start text:name="ZOTERO_ITEM CSL_CITATION {&quot;citationID&quot;:&quot;IlKdSqFI&quot;,&quot;properties&quot;:{&quot;formattedCitation&quot;:&quot;\\super 5\\nosupersub{}&quot;,&quot;plainCitation&quot;:&quot;5&quot;,&quot;noteIndex&quot;:0},&quot;citationItems&quot;:[{&quot;id&quot;:182,&quot;uris&quot;:[&quot;http://zotero.org/users/3528372/items/ESLHIVR6&quot;],&quot;uri&quot;:[&quot;http://zotero.org/users/3528372/items/ESLHIVR6&quot;],&quot;itemData&quot;:{&quot;id&quot;:182,&quot;type&quot;:&quot;webpage&quot;,&quot;title&quot;:&quot;datetime - Arrays that represent points in time - MATLAB Documentation&quot;,&quot;URL&quot;:&quot;http://fr.mathworks.com/help/matlab/ref/datetime.html&quot;,&quot;accessed&quot;:{&quot;date-parts&quot;:[[&quot;2018&quot;,9,10]]}}}],&quot;schema&quot;:&quot;https://github.com/citation-style-language/schema/raw/master/csl-citation.json&quot;} RNDEjc9DOOhJS"/><text:span text:style-name="keyword"><text:span text:style-name="T24">5</text:span></text:span><text:reference-mark-end text:name="ZOTERO_ITEM CSL_CITATION {&quot;citationID&quot;:&quot;IlKdSqFI&quot;,&quot;properties&quot;:{&quot;formattedCitation&quot;:&quot;\\super 5\\nosupersub{}&quot;,&quot;plainCitation&quot;:&quot;5&quot;,&quot;noteIndex&quot;:0},&quot;citationItems&quot;:[{&quot;id&quot;:182,&quot;uris&quot;:[&quot;http://zotero.org/users/3528372/items/ESLHIVR6&quot;],&quot;uri&quot;:[&quot;http://zotero.org/users/3528372/items/ESLHIVR6&quot;],&quot;itemData&quot;:{&quot;id&quot;:182,&quot;type&quot;:&quot;webpage&quot;,&quot;title&quot;:&quot;datetime - Arrays that represent points in time - MATLAB Documentation&quot;,&quot;URL&quot;:&quot;http://fr.mathworks.com/help/matlab/ref/datetime.html&quot;,&quot;accessed&quot;:{&quot;date-parts&quot;:[[&quot;2018&quot;,9,10]]}}}],&quot;schema&quot;:&quot;https://github.com/citation-style-language/schema/raw/master/csl-citation.json&quot;} RNDEjc9DOOhJS"/> <text:span text:style-name="T67">qui permet de faire des calculs avec (ex : durée entre deux dates). </text:span></text:p>
      <text:p text:style-name="Text_20_body"><text:span text:style-name="T76">Une fois la date décodée, le conteneur </text:span><text:span text:style-name="keyword"><text:span text:style-name="T76">table</text:span></text:span><text:span text:style-name="T76"> peut être converti en </text:span><text:span text:style-name="keyword"><text:span text:style-name="T76">timetable</text:span></text:span><text:reference-mark-start text:name="ZOTERO_ITEM CSL_CITATION {&quot;citationID&quot;:&quot;ebZ58UHx&quot;,&quot;properties&quot;:{&quot;formattedCitation&quot;:&quot;\\super 6\\nosupersub{}&quot;,&quot;plainCitation&quot;:&quot;6&quot;,&quot;noteIndex&quot;:0},&quot;citationItems&quot;:[{&quot;id&quot;:150,&quot;uris&quot;:[&quot;http://zotero.org/users/3528372/items/WT9R4MVP&quot;],&quot;uri&quot;:[&quot;http://zotero.org/users/3528372/items/WT9R4MVP&quot;],&quot;itemData&quot;:{&quot;id&quot;:150,&quot;type&quot;:&quot;webpage&quot;,&quot;title&quot;:&quot;Timetables - MATLAB Documentation&quot;,&quot;URL&quot;:&quot;https://fr.mathworks.com/help/matlab/timetables.html&quot;,&quot;accessed&quot;:{&quot;date-parts&quot;:[[&quot;2018&quot;,9,7]]}}}],&quot;schema&quot;:&quot;https://github.com/citation-style-language/schema/raw/master/csl-citation.json&quot;} RNDtTIckTsTfz"/><text:span text:style-name="keyword"><text:span text:style-name="T24">6</text:span></text:span><text:reference-mark-end text:name="ZOTERO_ITEM CSL_CITATION {&quot;citationID&quot;:&quot;ebZ58UHx&quot;,&quot;properties&quot;:{&quot;formattedCitation&quot;:&quot;\\super 6\\nosupersub{}&quot;,&quot;plainCitation&quot;:&quot;6&quot;,&quot;noteIndex&quot;:0},&quot;citationItems&quot;:[{&quot;id&quot;:150,&quot;uris&quot;:[&quot;http://zotero.org/users/3528372/items/WT9R4MVP&quot;],&quot;uri&quot;:[&quot;http://zotero.org/users/3528372/items/WT9R4MVP&quot;],&quot;itemData&quot;:{&quot;id&quot;:150,&quot;type&quot;:&quot;webpage&quot;,&quot;title&quot;:&quot;Timetables - MATLAB Documentation&quot;,&quot;URL&quot;:&quot;https://fr.mathworks.com/help/matlab/timetables.html&quot;,&quot;accessed&quot;:{&quot;date-parts&quot;:[[&quot;2018&quot;,9,7]]}}}],&quot;schema&quot;:&quot;https://github.com/citation-style-language/schema/raw/master/csl-citation.json&quot;} RNDtTIckTsTfz"/><text:span text:style-name="T76"> qui facilite le traitement des données horodatées. Vous pouvez en particulier :</text:span></text:p>
      <text:p text:style-name="P18"><text:span text:style-name="T106">T</text:span>racer la température à Rennes sur <text:span text:style-name="T22">le mois de juin<text:line-break/>Tracer un </text:span><text:span text:style-name="keyword"><text:span text:style-name="T68">boxplot</text:span></text:span><text:span text:style-name="T23"> des températures mensuelles. </text:span><text:span text:style-name="T54">NB : pour le cas particulier de cette archive météo, où l’on dispose d’une colonne numérique « mois », on pourrait se dispenser du décodage des dates si l’on veut juste ce tracé.</text:span></text:p>
      <text:h text:style-name="P24" text:outline-level="1">Mise en forme &amp; synchronisation de données</text:h>
      <text:p text:style-name="Text_20_body">Fichiers : log capteur de qualité de l’air salle 404 (et archive météo)</text:p>
      <text:h text:style-name="Heading_20_2" text:outline-level="2"><text:span text:style-name="T16">Empilement/d</text:span>ésempilement</text:h>
      <text:p text:style-name="P19">Charger le fichier log d<text:span text:style-name="T95">es</text:span> capteur<text:span text:style-name="T95">s</text:span> de qualité de l’air <text:span text:style-name="T96">(humidité, CO</text:span><text:span text:style-name="T109">2</text:span><text:span text:style-name="T96">, COV, température intérieure et extérieure) dans un </text:span><text:span text:style-name="keyword"><text:span text:style-name="T96">timetable</text:span></text:span><text:span text:style-name="T96"> (e.g. décoder la date et l’heure qui sont dans des colonnes différentes puis les recombiner</text:span><text:reference-mark-start text:name="ZOTERO_ITEM CSL_CITATION {&quot;citationID&quot;:&quot;7WZ3PBLO&quot;,&quot;properties&quot;:{&quot;formattedCitation&quot;:&quot;\\super 7\\nosupersub{}&quot;,&quot;plainCitation&quot;:&quot;7&quot;,&quot;noteIndex&quot;:0},&quot;citationItems&quot;:[{&quot;id&quot;:181,&quot;uris&quot;:[&quot;http://zotero.org/users/3528372/items/8HLARU5H&quot;],&quot;uri&quot;:[&quot;http://zotero.org/users/3528372/items/8HLARU5H&quot;],&quot;itemData&quot;:{&quot;id&quot;:181,&quot;type&quot;:&quot;webpage&quot;,&quot;title&quot;:&quot;Combine Date and Time from Separate Variables - MATLAB &amp; Simulink - MathWorks France&quot;,&quot;URL&quot;:&quot;https://fr.mathworks.com/help/matlab/matlab_prog/combine-date-and-time-from-separate-variables.html&quot;,&quot;accessed&quot;:{&quot;date-parts&quot;:[[&quot;2018&quot;,9,10]]}}}],&quot;schema&quot;:&quot;https://github.com/citation-style-language/schema/raw/master/csl-citation.json&quot;} RNDHG19Cmhf6M"/><text:span text:style-name="T24">7</text:span><text:reference-mark-end text:name="ZOTERO_ITEM CSL_CITATION {&quot;citationID&quot;:&quot;7WZ3PBLO&quot;,&quot;properties&quot;:{&quot;formattedCitation&quot;:&quot;\\super 7\\nosupersub{}&quot;,&quot;plainCitation&quot;:&quot;7&quot;,&quot;noteIndex&quot;:0},&quot;citationItems&quot;:[{&quot;id&quot;:181,&quot;uris&quot;:[&quot;http://zotero.org/users/3528372/items/8HLARU5H&quot;],&quot;uri&quot;:[&quot;http://zotero.org/users/3528372/items/8HLARU5H&quot;],&quot;itemData&quot;:{&quot;id&quot;:181,&quot;type&quot;:&quot;webpage&quot;,&quot;title&quot;:&quot;Combine Date and Time from Separate Variables - MATLAB &amp; Simulink - MathWorks France&quot;,&quot;URL&quot;:&quot;https://fr.mathworks.com/help/matlab/matlab_prog/combine-date-and-time-from-separate-variables.html&quot;,&quot;accessed&quot;:{&quot;date-parts&quot;:[[&quot;2018&quot;,9,10]]}}}],&quot;schema&quot;:&quot;https://github.com/citation-style-language/schema/raw/master/csl-citation.json&quot;} RNDHG19Cmhf6M"/><text:span text:style-name="T96">).</text:span></text:p>
      <text:p text:style-name="Question_20_théorique"><text:span text:style-name="T63">Que peut-on dire de la structure (</text:span><text:span text:style-name="Notion_20_importante"><text:span text:style-name="T63">wide</text:span></text:span><text:span text:style-name="T63"> vs </text:span><text:span text:style-name="Notion_20_importante"><text:span text:style-name="T63">narrow</text:span></text:span><text:reference-mark-start text:name="ZOTERO_ITEM CSL_CITATION {&quot;citationID&quot;:&quot;mxkrBFGl&quot;,&quot;properties&quot;:{&quot;formattedCitation&quot;:&quot;\\super 8\\nosupersub{}&quot;,&quot;plainCitation&quot;:&quot;8&quot;,&quot;noteIndex&quot;:0},&quot;citationItems&quot;:[{&quot;id&quot;:190,&quot;uris&quot;:[&quot;http://zotero.org/users/3528372/items/LWVWSR8G&quot;],&quot;uri&quot;:[&quot;http://zotero.org/users/3528372/items/LWVWSR8G&quot;],&quot;itemData&quot;:{&quot;id&quot;:190,&quot;type&quot;:&quot;entry-encyclopedia&quot;,&quot;title&quot;:&quot;Wide and narrow data&quot;,&quot;container-title&quot;:&quot;Wikipedia&quot;,&quot;source&quot;:&quot;Wikipedia&quot;,&quot;abstract&quot;:&quot;Wide and narrow (sometimes un-stacked and stacked, or wide and tall) are terms used to describe two different presentations for tabular data.&quot;,&quot;URL&quot;:&quot;https://en.wikipedia.org/w/index.php?title=Wide_and_narrow_data&amp;oldid=812516030&quot;,&quot;note&quot;:&quot;Page Version ID: 812516030&quot;,&quot;language&quot;:&quot;en&quot;,&quot;issued&quot;:{&quot;date-parts&quot;:[[&quot;2017&quot;,11,28]]},&quot;accessed&quot;:{&quot;date-parts&quot;:[[&quot;2018&quot;,9,14]]}}}],&quot;schema&quot;:&quot;https://github.com/citation-style-language/schema/raw/master/csl-citation.json&quot;} RNDxda0Rsxj9w"/><text:span text:style-name="Notion_20_importante"><text:span text:style-name="T26">8</text:span></text:span><text:reference-mark-end text:name="ZOTERO_ITEM CSL_CITATION {&quot;citationID&quot;:&quot;mxkrBFGl&quot;,&quot;properties&quot;:{&quot;formattedCitation&quot;:&quot;\\super 8\\nosupersub{}&quot;,&quot;plainCitation&quot;:&quot;8&quot;,&quot;noteIndex&quot;:0},&quot;citationItems&quot;:[{&quot;id&quot;:190,&quot;uris&quot;:[&quot;http://zotero.org/users/3528372/items/LWVWSR8G&quot;],&quot;uri&quot;:[&quot;http://zotero.org/users/3528372/items/LWVWSR8G&quot;],&quot;itemData&quot;:{&quot;id&quot;:190,&quot;type&quot;:&quot;entry-encyclopedia&quot;,&quot;title&quot;:&quot;Wide and narrow data&quot;,&quot;container-title&quot;:&quot;Wikipedia&quot;,&quot;source&quot;:&quot;Wikipedia&quot;,&quot;abstract&quot;:&quot;Wide and narrow (sometimes un-stacked and stacked, or wide and tall) are terms used to describe two different presentations for tabular data.&quot;,&quot;URL&quot;:&quot;https://en.wikipedia.org/w/index.php?title=Wide_and_narrow_data&amp;oldid=812516030&quot;,&quot;note&quot;:&quot;Page Version ID: 812516030&quot;,&quot;language&quot;:&quot;en&quot;,&quot;issued&quot;:{&quot;date-parts&quot;:[[&quot;2017&quot;,11,28]]},&quot;accessed&quot;:{&quot;date-parts&quot;:[[&quot;2018&quot;,9,14]]}}}],&quot;schema&quot;:&quot;https://github.com/citation-style-language/schema/raw/master/csl-citation.json&quot;} RNDxda0Rsxj9w"/><text:span text:style-name="T63">) de ces données par rapport à l’archive météo ? Quels sont les intérêts de chacun de ces formats ?</text:span></text:p>
      <text:p text:style-name="Question"><text:span text:style-name="T64">Désempiler (unstack) les données pour t</text:span>racer l’<text:span text:style-name="T65">évolution de la</text:span> température intérieur<text:span text:style-name="T64">e.</text:span><text:span text:style-name="T64"><office:annotation><dc:creator>Pierre Haessig</dc:creator><dc:date>2018-10-23T11:10:25.257329407</dc:date><loext:sender-initials>PH</loext:sender-initials><text:p text:style-name="P27"><text:span text:style-name="T111">Méthode simple : indexation logique, variable par variable.</text:span></text:p><text:p text:style-name="P27"><text:span text:style-name="T111"/></text:p><text:p text:style-name="P27"><text:span text:style-name="T111">Méthode générique : unstack</text:span></text:p></office:annotation></text:span></text:p>
      <text:h text:style-name="P21" text:outline-level="2"><text:span text:style-name="T97">S</text:span>tatistiques par groupes</text:h>
      <text:p text:style-name="Question">Calculer la température moyenne, min et max pour chaque mois <text:span text:style-name="T98">et les afficher. Il faut pour cela utiliser les statistiques par groupes</text:span><text:reference-mark-start text:name="ZOTERO_ITEM CSL_CITATION {&quot;citationID&quot;:&quot;otAYzt2K&quot;,&quot;properties&quot;:{&quot;formattedCitation&quot;:&quot;\\super 9\\nosupersub{}&quot;,&quot;plainCitation&quot;:&quot;9&quot;,&quot;noteIndex&quot;:0},&quot;citationItems&quot;:[{&quot;id&quot;:200,&quot;uris&quot;:[&quot;http://zotero.org/users/3528372/items/7XTY7C7V&quot;],&quot;uri&quot;:[&quot;http://zotero.org/users/3528372/items/7XTY7C7V&quot;],&quot;itemData&quot;:{&quot;id&quot;:200,&quot;type&quot;:&quot;webpage&quot;,&quot;title&quot;:&quot;Summary Statistics Grouped by Category - MATLAB Documentation&quot;,&quot;URL&quot;:&quot;https://fr.mathworks.com/help/stats/summary-statistics-grouped-by-category.html&quot;,&quot;accessed&quot;:{&quot;date-parts&quot;:[[&quot;2018&quot;,10,22]]}}}],&quot;schema&quot;:&quot;https://github.com/citation-style-language/schema/raw/master/csl-citation.json&quot;} RND5UYSBYoN8Q"/><text:span text:style-name="T24">9</text:span><text:reference-mark-end text:name="ZOTERO_ITEM CSL_CITATION {&quot;citationID&quot;:&quot;otAYzt2K&quot;,&quot;properties&quot;:{&quot;formattedCitation&quot;:&quot;\\super 9\\nosupersub{}&quot;,&quot;plainCitation&quot;:&quot;9&quot;,&quot;noteIndex&quot;:0},&quot;citationItems&quot;:[{&quot;id&quot;:200,&quot;uris&quot;:[&quot;http://zotero.org/users/3528372/items/7XTY7C7V&quot;],&quot;uri&quot;:[&quot;http://zotero.org/users/3528372/items/7XTY7C7V&quot;],&quot;itemData&quot;:{&quot;id&quot;:200,&quot;type&quot;:&quot;webpage&quot;,&quot;title&quot;:&quot;Summary Statistics Grouped by Category - MATLAB Documentation&quot;,&quot;URL&quot;:&quot;https://fr.mathworks.com/help/stats/summary-statistics-grouped-by-category.html&quot;,&quot;accessed&quot;:{&quot;date-parts&quot;:[[&quot;2018&quot;,10,22]]}}}],&quot;schema&quot;:&quot;https://github.com/citation-style-language/schema/raw/master/csl-citation.json&quot;} RND5UYSBYoN8Q"/></text:p>
      <text:h text:style-name="Heading_20_2" text:outline-level="2">Rééchantillon<text:span text:style-name="T70">n</text:span>age <text:span text:style-name="T17">et agrégation</text:span></text:h>
      <text:p text:style-name="P11"><text:span text:style-name="T39">Problématique : certaines analyses comme une régression statistique, nécessitent des données </text:span><text:span text:style-name="T42">synchronisées</text:span><text:span text:style-name="T39">. Un </text:span><text:span text:style-name="keyword"><text:span text:style-name="T39">timetable</text:span></text:span><text:span text:style-name="T39"> peut être rééchantillonné (avec un pas plus rapide ou plus lent) avec </text:span><text:span text:style-name="keyword"><text:span text:style-name="T39">retime</text:span></text:span><text:span text:style-name="T39">.</text:span></text:p>
      <text:p text:style-name="Question"><text:soft-page-break/>Quels sont les pas d’échantillon<text:span text:style-name="T70">n</text:span>age des différentes données ? Les échantillon<text:span text:style-name="T71">n</text:span>ages sont-ils réguliers ?</text:p>
      <text:p text:style-name="Question">Tracer un nuage de point de la <text:span text:style-name="T38">c</text:span>oncentration en CO<text:span text:style-name="T108">2</text:span> <text:span text:style-name="T59">vs </text:span>température intérieur<text:span text:style-name="T59">e.</text:span></text:p>
      <text:p text:style-name="P9"><text:span text:style-name="T12">Choix de la méthode </text:span><text:span text:style-name="T13">de rééchantillonnage</text:span><text:span text:style-name="T101">. Lorsqu’on veut sur-échantillonner, il faut choisir une méthode pour créer des valeurs qui n’existent pas : blocage d’ordre zero, interpolation linéaire… ? </text:span>Lorsqu’on veut sous-échantillon<text:span text:style-name="T72">n</text:span>er des données, on procède souvent à <text:span text:style-name="T100">un </text:span><text:span text:style-name="Notion_20_importante"><text:span text:style-name="T100">filtrage</text:span></text:span><text:span text:style-name="T100"> ou</text:span> une <text:span text:style-name="Notion_20_importante">agrégation </text:span><text:span text:style-name="Notion_20_importante"><text:span text:style-name="T99">statistique</text:span></text:span>. <text:span text:style-name="T62">Il faut alors choisir la méthode d’agrégation (par ex. un moyennage ou une somme ?).</text:span><text:span text:style-name="T62"><office:annotation><dc:creator>Pierre Haessig</dc:creator><dc:date>2018-10-23T11:39:13.041495414</dc:date><loext:sender-initials>PH</loext:sender-initials><text:p text:style-name="P27"><text:span text:style-name="T111">NB : dans 2018b, on peut plus facilement spécifier le timestep voulu. Pas dans 2017b.</text:span></text:p></office:annotation></text:span></text:p>
      <text:p text:style-name="Question">Tracer un nuage de point de la <text:span text:style-name="T60">température extérieure</text:span> <text:span text:style-name="T61">(issue du capteur de la salle 404) vs la </text:span>température <text:span text:style-name="T60">à Rennes de l’archive météo.</text:span></text:p>
      <text:h text:style-name="P23" text:outline-level="1">Recap final</text:h>
      <text:p text:style-name="P12">Fichiers : fiche de présence salle 404 (et log qualité de l’air, archive météo)</text:p>
      <text:p text:style-name="P10"><text:span text:style-name="T57">Charger la fiche de présence. Notez que ces données sont de nature différente que les précédentes (</text:span><text:span text:style-name="Notion_20_importante"><text:span text:style-name="T58">catégorielle</text:span></text:span><text:span text:style-name="T58"> vs </text:span><text:span text:style-name="Notion_20_importante"><text:span text:style-name="T58">quantitative</text:span></text:span><text:span text:style-name="T58">). Quelle conséquence lors d’un sur-échantillonnage ?</text:span></text:p>
      <text:p text:style-name="Question">Tracer un nuage de point de la température intérieur<text:span text:style-name="T103">e</text:span> vs <text:span text:style-name="T38">la c</text:span>oncentration en CO<text:span text:style-name="T108">2</text:span></text:p>
      <text:h text:style-name="Bibliography_20_Heading" text:outline-level="1">Références</text:h>
      <text:h text:style-name="Heading_20_2" text:outline-level="2">Fich<text:span text:style-name="T75">i</text:span>ers</text:h>
      <text:p text:style-name="Text_20_body"><text:span text:style-name="T11">1) </text:span><text:span text:style-name="T4">Archive </text:span><text:span text:style-name="T6">de la station météo </text:span><text:span text:style-name="T4">Rennes </text:span><text:span text:style-name="T6">St-Jacques pour 2015</text:span>. <text:span text:style-name="T18">Fichier </text:span><text:span text:style-name="keyword">meteo_rennes_2015.txt</text:span></text:p>
      <text:p text:style-name="P3"><text:span text:style-name="T73">Source : NOAA </text:span><text:bookmark text:name="page-title"/>Integrated Surface Database (ISD)<text:span text:style-name="T73"> </text:span><text:a xlink:type="simple" xlink:href="https://www.ncdc.noaa.gov/isd" text:style-name="Internet_20_link" text:visited-style-name="Visited_20_Internet_20_Link"><text:span text:style-name="T73">https://www.ncdc.noaa.gov/isd</text:span></text:a><text:span text:style-name="T73"> </text:span></text:p>
      <text:p text:style-name="Text_20_body"><text:span text:style-name="T11">2) </text:span><text:span text:style-name="T7">L</text:span><text:span text:style-name="T4">og </text:span><text:span text:style-name="T8">du </text:span><text:span text:style-name="T4">capteur </text:span><text:span text:style-name="T9">de qualité de l’air intérieur</text:span> en salle 404. <text:span text:style-name="T18">Fichier </text:span><text:span text:style-name="keyword">log-20150309-171821.csv</text:span></text:p>
      <text:p text:style-name="Text_20_body"><text:span text:style-name="T11">3) </text:span><text:span text:style-name="T10">Fi</text:span><text:span text:style-name="T4">che de présence </text:span><text:span text:style-name="T74">en salle 404. Fichier </text:span><text:span text:style-name="keyword">fiche_presence.csv</text:span></text:p>
      <text:p text:style-name="P4">NB : la salle 404 est la salle de réunion de l’équipe d’Automatique du campus de Rennes.</text:p>
      <text:h text:style-name="P22" text:outline-level="2">Liens</text:h>
      <text:section text:style-name="Sect1" text:name="ZOTERO_BIBL {&quot;uncited&quot;:[],&quot;omitted&quot;:[],&quot;custom&quot;:[]} CSL_BIBLIOGRAPHY RNDzqxf5UMDsQ">
        <text:p text:style-name="Bibliography_20_1">1.<text:tab/>Exploratory data analysis. <text:span text:style-name="T40">Wikipedia</text:span> (2018).</text:p>
        <text:p text:style-name="Bibliography_20_1">2.<text:tab/>Import Tool - Import data from file - MATLAB Documentation. Available at: <text:a xlink:type="simple" xlink:href="https://fr.mathworks.com/help/matlab/ref/importtool-app.html" text:style-name="Internet_20_link" text:visited-style-name="Visited_20_Internet_20_Link">https://fr.mathworks.com/help/matlab/ref/importtool-app.html</text:a>. (Accessed: 5th October 2018)</text:p>
        <text:p text:style-name="Bibliography_20_1">3.<text:tab/>Missing Data in MATLAB - MATLAB Documentation. Available at: <text:a xlink:type="simple" xlink:href="https://fr.mathworks.com/help/matlab/data_analysis/missing-data-in-matlab.html" text:style-name="Internet_20_link" text:visited-style-name="Visited_20_Internet_20_Link">https://fr.mathworks.com/help/matlab/data_analysis/missing-data-in-matlab.html</text:a>. (Accessed: 22nd October 2018)</text:p>
        <text:p text:style-name="Bibliography_20_1">4.<text:tab/>Logical indexing. <text:span text:style-name="T40">Steve on Image Processing</text:span>. <text:a xlink:type="simple" xlink:href="https://blogs.mathworks.com/steve/2008/01/28/logical-indexing/" text:style-name="Internet_20_link" text:visited-style-name="Visited_20_Internet_20_Link">https://blogs.mathworks.com/steve/2008/01/28/logical-indexing/</text:a></text:p>
        <text:p text:style-name="Bibliography_20_1"><text:soft-page-break/>5.<text:tab/>datetime - Arrays that represent points in time - MATLAB Documentation. Available at: <text:a xlink:type="simple" xlink:href="http://fr.mathworks.com/help/matlab/ref/datetime.html" text:style-name="Internet_20_link" text:visited-style-name="Visited_20_Internet_20_Link">http://fr.mathworks.com/help/matlab/ref/datetime.html</text:a>. (Accessed: 10th September 2018)</text:p>
        <text:p text:style-name="Bibliography_20_1">6.<text:tab/>Timetables - MATLAB Documentation. Available at: <text:a xlink:type="simple" xlink:href="https://fr.mathworks.com/help/matlab/timetables.html" text:style-name="Internet_20_link" text:visited-style-name="Visited_20_Internet_20_Link">https://fr.mathworks.com/help/matlab/timetables.html</text:a>. (Accessed: 7th September 2018)</text:p>
        <text:p text:style-name="Bibliography_20_1">7.<text:tab/>Combine Date and Time from Separate Variables - MATLAB &amp; Simulink - MathWorks France. Available at: <text:a xlink:type="simple" xlink:href="https://fr.mathworks.com/help/matlab/matlab_prog/combine-date-and-time-from-separate-variables.html" text:style-name="Internet_20_link" text:visited-style-name="Visited_20_Internet_20_Link">https://fr.mathworks.com/help/matlab/matlab_prog/combine-date-and-time-from-separate-variables.html</text:a>. (Accessed: 10th September 2018)</text:p>
        <text:p text:style-name="Bibliography_20_1">8.<text:tab/>Wide and narrow data. <text:span text:style-name="T40">Wikipedia</text:span> (2017).</text:p>
        <text:p text:style-name="Bibliography_20_1">9.<text:tab/>Summary Statistics Grouped by Category - MATLAB Documentation. Available at: <text:a xlink:type="simple" xlink:href="https://fr.mathworks.com/help/stats/summary-statistics-grouped-by-category.html" text:style-name="Internet_20_link" text:visited-style-name="Visited_20_Internet_20_Link">https://fr.mathworks.com/help/stats/summary-statistics-grouped-by-category.html</text:a>. (Accessed: 22nd October 2018)</text:p>
      </text:section>
      <text:p text:style-name="P2"/>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Calibri" svg:font-family="Calibri" style:font-adornments="Normal" style:font-family-generic="swiss"/>
    <style:font-face style:name="Inconsolata" svg:font-family="Inconsolata" style:font-adornments="Normal"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333333" style:font-name="Calibri" fo:font-family="Calibri" style:font-style-name="Normal" style:font-family-generic="swiss"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List_20_1" style:display-name="List 1" style:family="paragraph" style:parent-style-name="List" style:class="list" style:master-page-name="">
      <style:paragraph-properties fo:margin-left="0.64cm" fo:margin-right="0.21cm" fo:margin-top="0cm" fo:margin-bottom="0.21cm" loext:contextual-spacing="true" fo:text-indent="-0.64cm" style:auto-text-indent="false" style:page-number="auto">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6d6d6d" fo:font-size="9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729fcf" fo:font-size="18pt" style:font-size-asian="18pt" style:font-size-complex="18pt"/>
    </style:style>
    <style:style style:name="Bibliography_20_1" style:display-name="Bibliography 1" style:family="paragraph" style:parent-style-name="Index" style:class="index">
      <style:paragraph-properties fo:margin-left="0.466cm" fo:margin-right="0cm" fo:margin-top="0cm" fo:margin-bottom="0cm" loext:contextual-spacing="false" style:line-height-at-least="0.847cm" fo:text-indent="-0.466cm" style:auto-text-indent="false">
        <style:tab-stops>
          <style:tab-stop style:position="0.466cm"/>
        </style:tab-stops>
      </style:paragraph-properties>
    </style:style>
    <style:style style:name="Bibliography_20_Heading" style:display-name="Bibliography Heading" style:family="paragraph" style:parent-style-name="Heading_20_1" style:default-outline-level="" style:list-style-name="" style:class="index" style:master-page-name="">
      <style:paragraph-properties style:page-number="auto"/>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Question" style:family="paragraph" style:parent-style-name="Text_20_body">
      <loext:graphic-properties draw:fill="solid" draw:fill-color="#fff5ce"/>
      <style:paragraph-properties fo:margin-left="0cm" fo:margin-right="0cm" fo:margin-top="0cm" fo:margin-bottom="0.21cm" loext:contextual-spacing="false" fo:text-indent="0cm" style:auto-text-indent="false" fo:background-color="#fff5ce" fo:padding-left="0.101cm" fo:padding-right="0.049cm" fo:padding-top="0.049cm" fo:padding-bottom="0.049cm" fo:border-left="0.06pt solid #ea7500" fo:border-right="none" fo:border-top="none" fo:border-bottom="none" style:join-border="false"/>
    </style:style>
    <style:style style:name="Question_20_théorique" style:display-name="Question théorique" style:family="paragraph" style:parent-style-name="Question">
      <loext:graphic-properties draw:fill="solid" draw:fill-color="#ffffff"/>
      <style:paragraph-properties fo:background-color="#ffffff" fo:padding-left="0.101cm" fo:padding-right="0.049cm" fo:padding-top="0.049cm" fo:padding-bottom="0.049cm" fo:border-left="0.06pt solid #3465a4" fo:border-right="none" fo:border-top="none" fo:border-bottom="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666666" fo:language="zxx" fo:country="none" style:text-underline-style="solid" style:text-underline-width="auto" style:text-underline-color="font-color" style:font-size-asian="10.5pt" style:language-asian="zxx" style:country-asian="none" style:language-complex="zxx" style:country-complex="none"/>
    </style:style>
    <style:style style:name="Teletype" style:family="text">
      <style:text-properties style:font-name="Inconsolata" fo:font-family="Inconsolata" style:font-style-name="Normal" style:font-pitch="fixed" fo:font-size="12.5pt" fo:font-weight="normal"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keyword" style:family="text" style:parent-style-name="Teletype">
      <style:text-properties fo:background-color="#eeeeee"/>
    </style:style>
    <style:style style:name="Notion_20_importante" style:display-name="Notion importante" style:family="text" style:parent-style-name="Emphasis">
      <style:text-properties fo:background-color="#dee6ef" style:font-weight-asian="normal" style:font-weight-complex="normal" style:text-overline-style="none" style:text-overline-color="#e8f2a1"/>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Question" style:family="graphic" style:parent-style-name="Frame" style:auto-update="true">
      <style:graphic-properties svg:width="16.999cm" style:rel-width="100%" fo:min-height="0.499cm" svg:x="0cm" svg:y="0cm" style:wrap="parallel" style:number-wrapped-paragraphs="no-limit" style:wrap-contour="false" style:vertical-pos="from-top" style:vertical-rel="page-content" style:horizontal-pos="from-left" style:horizontal-rel="page-content" fo:background-color="#fff5ce" style:background-transparency="0%" draw:fill="solid" draw:fill-color="#fff5ce" draw:opacity="100%" fo:padding="0.15cm" fo:border="none" loext:rel-width-rel="paragraph">
        <style:columns fo:column-count="1" fo:column-gap="0cm"/>
      </style:graphic-properties>
    </style:style>
    <text:outline-style style:name="Outline">
      <text:outline-level-style text:level="1" text:style-name="Numbering_20_Symbols" style:num-format="1">
        <style:list-level-properties text:min-label-distance="0.381cm"/>
      </text:outline-level-style>
      <text:outline-level-style text:level="2" text:style-name="Numbering_20_Symbols" style:num-format="">
        <style:list-level-properties text:min-label-distance="0.381cm"/>
      </text:outline-level-style>
      <text:outline-level-style text:level="3" text:style-name="Numbering_20_Symbols" style:num-format="1" text:display-levels="3">
        <style:list-level-properties text:min-label-distance="0.381cm"/>
      </text:outline-level-style>
      <text:outline-level-style text:level="4" text:style-name="Numbering_20_Symbols" style:num-format="1" text:display-levels="4">
        <style:list-level-properties text:min-label-distance="0.381cm"/>
      </text:outline-level-style>
      <text:outline-level-style text:level="5" text:style-name="Numbering_20_Symbols" style:num-format="1" text:display-levels="5">
        <style:list-level-properties text:min-label-distance="0.381cm"/>
      </text:outline-level-style>
      <text:outline-level-style text:level="6" text:style-name="Numbering_20_Symbols" style:num-format="1" text:display-levels="6">
        <style:list-level-properties text:min-label-distance="0.381cm"/>
      </text:outline-level-style>
      <text:outline-level-style text:level="7" text:style-name="Numbering_20_Symbols" style:num-format="1" text:display-levels="7">
        <style:list-level-properties text:min-label-distance="0.381cm"/>
      </text:outline-level-style>
      <text:outline-level-style text:level="8" text:style-name="Numbering_20_Symbols" style:num-format="1" text:display-levels="8">
        <style:list-level-properties text:min-label-distance="0.381cm"/>
      </text:outline-level-style>
      <text:outline-level-style text:level="9" text:style-name="Numbering_20_Symbols" style:num-format="1" text:display-levels="9">
        <style:list-level-properties text:min-label-distance="0.381cm"/>
      </text:outline-level-style>
      <text:outline-level-style text:level="10" text:style-name="Numbering_20_Symbols"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74e3cb"/>
    </style:style>
    <style:style style:name="MT2" style:family="text">
      <style:text-properties fo:font-weight="normal" officeooo:rsid="0074e3cb" style:font-weight-asian="normal" style:font-weight-complex="normal"/>
    </style:style>
    <style:style style:name="MT3" style:family="text">
      <style:text-properties fo:font-weight="normal" officeooo:rsid="007c30df" style:font-weight-asian="normal" style:font-weight-complex="normal"/>
    </style:style>
    <style:style style:name="MT4" style:family="text">
      <style:text-properties fo:font-weight="bold" officeooo:rsid="0074e3cb" style:font-weight-asian="bold" style:font-weight-complex="bold"/>
    </style:style>
    <style:style style:name="MT5" style:family="text">
      <style:text-properties officeooo:rsid="00607d3b"/>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ierre Haessig <text:span text:style-name="MT1">&amp; Marie-Anne </text:span><text:span text:style-name="MT2">Lef</text:span><text:span text:style-name="MT3">è</text:span><text:span text:style-name="MT2">b</text:span><text:span text:style-name="MT3">v</text:span><text:span text:style-name="MT2">re</text:span><text:span text:style-name="MT4"> </text:span>–<text:span text:style-name="MT5"> octobre 201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Pierre Haessig</meta:initial-creator>
    <meta:creation-date>2008-11-17T12:42:30</meta:creation-date>
    <dc:creator>Pierre Haessig</dc:creator>
    <dc:date>2019-10-25T14:44:21.352035327</dc:date>
    <meta:editing-cycles>404</meta:editing-cycles>
    <meta:editing-duration>PT10H43M20S</meta:editing-duration>
    <meta:printed-by>Pierre Haessig</meta:printed-by>
    <meta:print-date>2018-10-23T11:47:29.365414547</meta:print-date>
    <meta:document-statistic meta:table-count="0" meta:image-count="0" meta:object-count="0" meta:page-count="4" meta:paragraph-count="62" meta:word-count="1070" meta:character-count="7270" meta:non-whitespace-character-count="6260"/>
    <meta:user-defined meta:name="Info 1"/>
    <meta:user-defined meta:name="Info 2"/>
    <meta:user-defined meta:name="Info 3"/>
    <meta:user-defined meta:name="Info 4"/>
    <meta:user-defined meta:name="ZOTERO_PREF_1" meta:value-type="string">&lt;data data-version="3" zotero-version="5.0.56"&gt;&lt;session id="mOXv9rLu"/&gt;&lt;style id="http://www.zotero.org/styles/nature" hasBibliography="1" bibliographyStyleHasBeenSet="1"/&gt;&lt;prefs&gt;&lt;pref name="fieldType" value="ReferenceMark"/&gt;&lt;pref name="storeReferences" v</meta:user-defined>
    <meta:user-defined meta:name="ZOTERO_PREF_2" meta:value-type="string">alue="true"/&gt;&lt;pref name="automaticJournalAbbreviations" value="true"/&gt;&lt;/prefs&gt;&lt;/data&gt;</meta:user-defined>
  </office:meta>
</office:document-meta>
</file>